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12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8.717cm"/>
    </style:style>
    <style:style style:name="co5" style:family="table-column">
      <style:table-column-properties fo:break-before="auto" style:column-width="7.468cm"/>
    </style:style>
    <style:style style:name="co6" style:family="table-column">
      <style:table-column-properties fo:break-before="auto" style:column-width="1.55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Titre</text:p>
          </table:table-cell>
          <table:table-cell table:style-name="Default"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Deamon Legions - Cfiend x3</text:p>
          </table:table-cell>
          <table:table-cell office:value-type="currency" office:currency="EUR" office:value="17">
            <text:p>17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Deamon Legions - Cfiend x3 1</text:p>
          </table:table-cell>
          <table:table-cell table:number-columns-repeated="5"/>
        </table:table-row>
        <table:table-row table:style-name="ro1">
          <table:table-cell office:value-type="string">
            <text:p>Deamon Legions - Courtesan</text:p>
          </table:table-cell>
          <table:table-cell office:value-type="currency" office:currency="EUR" office:value="34">
            <text:p>34,00 €</text:p>
          </table:table-cell>
          <table:table-cell office:value-type="string">
            <text:p>50x50 mm</text:p>
          </table:table-cell>
          <table:table-cell office:value-type="string">
            <text:p>65 mm</text:p>
          </table:table-cell>
          <table:table-cell office:value-type="string">
            <text:p>Deamon Legions - Courtesan 1</text:p>
          </table:table-cell>
          <table:table-cell table:number-columns-repeated="5"/>
        </table:table-row>
        <table:table-row table:style-name="ro1">
          <table:table-cell office:value-type="string">
            <text:p>Deamon Legions - Furies x5</text:p>
          </table:table-cell>
          <table:table-cell office:value-type="currency" office:currency="EUR" office:value="22">
            <text:p>22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Deamon Legions - Furies x5 1</text:p>
          </table:table-cell>
          <table:table-cell table:number-columns-repeated="5"/>
        </table:table-row>
        <table:table-row table:style-name="ro1">
          <table:table-cell office:value-type="string">
            <text:p>Deamon Legions - Hero Cfiend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Deamon Legions - Hero Cfiend 1</text:p>
          </table:table-cell>
          <table:table-cell office:value-type="string">
            <text:p>Deamon Legions - Hero Cfiend 2</text:p>
          </table:table-cell>
          <table:table-cell office:value-type="string">
            <text:p>Deamon Legions - Hero Cfiend 3</text:p>
          </table:table-cell>
          <table:table-cell table:number-columns-repeated="3"/>
        </table:table-row>
        <table:table-row table:style-name="ro1">
          <table:table-cell office:value-type="string">
            <text:p>Deamon Legions - Heroine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Deamon Legions - Heroine 1</text:p>
          </table:table-cell>
          <table:table-cell office:value-type="string">
            <text:p>Deamon Legions - Heroine 2</text:p>
          </table:table-cell>
          <table:table-cell office:value-type="string">
            <text:p>Deamon Legions - Heroine 3</text:p>
          </table:table-cell>
          <table:table-cell office:value-type="string">
            <text:p>Deamon Legions - Heroine 4</text:p>
          </table:table-cell>
          <table:table-cell table:number-columns-repeated="2"/>
        </table:table-row>
        <table:table-row table:style-name="ro1">
          <table:table-cell office:value-type="string">
            <text:p>Deamon Legions - Myrmidons Etat-Major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Deamon Legions - Myrmidons Etat-Major 1</text:p>
          </table:table-cell>
          <table:table-cell office:value-type="string">
            <text:p>Deamon Legions - Myrmidons Etat-Major 2</text:p>
          </table:table-cell>
          <table:table-cell table:number-columns-repeated="4"/>
        </table:table-row>
        <table:table-row table:style-name="ro1">
          <table:table-cell office:value-type="string">
            <text:p>Deamon Legions - Myrmidons Regiment x10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Deamon Legions - Myrmidons Regiment x10 1</text:p>
          </table:table-cell>
          <table:table-cell office:value-type="string">
            <text:p>Deamon Legions - Myrmidons Regiment x10 2</text:p>
          </table:table-cell>
          <table:table-cell table:number-columns-repeated="4"/>
        </table:table-row>
        <table:table-row table:style-name="ro2">
          <table:table-cell office:value-type="string">
            <text:p>Deamon Legions - Succubi Etat-Major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Deamon Legions - Succubi Etat-Major 1</text:p>
          </table:table-cell>
          <table:table-cell table:number-columns-repeated="5"/>
        </table:table-row>
        <table:table-row table:style-name="ro1">
          <table:table-cell office:value-type="string">
            <text:p>Deamon Legions - Succubi x10</text:p>
          </table:table-cell>
          <table:table-cell office:value-type="currency" office:currency="EUR" office:value="18">
            <text:p>18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Deamon Legions - Succubi x10 1</text:p>
          </table:table-cell>
          <table:table-cell office:value-type="string">
            <text:p>Deamon Legions - Succubi x10 2</text:p>
          </table:table-cell>
          <table:table-cell table:number-columns-repeated="4"/>
        </table:table-row>
        <table:table-row table:style-name="ro1">
          <table:table-cell office:value-type="string">
            <text:p>Deamon Legions - Vanadra</text:p>
          </table:table-cell>
          <table:table-cell office:value-type="currency" office:currency="EUR" office:value="34">
            <text:p>34,00 €</text:p>
          </table:table-cell>
          <table:table-cell office:value-type="string">
            <text:p>50x50 mm</text:p>
          </table:table-cell>
          <table:table-cell office:value-type="string">
            <text:p>65 mm</text:p>
          </table:table-cell>
          <table:table-cell office:value-type="string">
            <text:p>Deamon Legions - Vanadra 1</text:p>
          </table:table-cell>
          <table:table-cell office:value-type="string">
            <text:p>Deamon Legions - Vanadra 2</text:p>
          </table:table-cell>
          <table:table-cell table:number-columns-repeated="4"/>
        </table:table-row>
        <table:table-row table:style-name="ro1">
          <table:table-cell office:value-type="string">
            <text:p>Dragon du Chaos</text:p>
          </table:table-cell>
          <table:table-cell office:value-type="currency" office:currency="EUR" office:value="150">
            <text:p>150,00 €</text:p>
          </table:table-cell>
          <table:table-cell office:value-type="string">
            <text:p>150x100 mm</text:p>
          </table:table-cell>
          <table:table-cell office:value-type="string">
            <text:p>170x105 mm</text:p>
          </table:table-cell>
          <table:table-cell office:value-type="string">
            <text:p>Dragon du Chaos 1</text:p>
          </table:table-cell>
          <table:table-cell office:value-type="string">
            <text:p>Dragon du Chaos 2</text:p>
          </table:table-cell>
          <table:table-cell table:number-columns-repeated="4"/>
        </table:table-row>
        <table:table-row table:style-name="ro1">
          <table:table-cell office:value-type="string">
            <text:p>Legion of Skull - Altar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Legion of Skull - Altar 1</text:p>
          </table:table-cell>
          <table:table-cell office:value-type="string">
            <text:p>Legion of Skull - Altar 2</text:p>
          </table:table-cell>
          <table:table-cell table:number-columns-repeated="4"/>
        </table:table-row>
        <table:table-row table:style-name="ro1">
          <table:table-cell office:value-type="string">
            <text:p>Legion of Skull - Brekolr</text:p>
          </table:table-cell>
          <table:table-cell office:value-type="currency" office:currency="EUR" office:value="25">
            <text:p>25,00 €</text:p>
          </table:table-cell>
          <table:table-cell office:value-type="string">
            <text:p>50x50 mm</text:p>
          </table:table-cell>
          <table:table-cell office:value-type="string">
            <text:p>65 mm</text:p>
          </table:table-cell>
          <table:table-cell office:value-type="string">
            <text:p>Legion of Skull - Brekolr 1</text:p>
          </table:table-cell>
          <table:table-cell office:value-type="string">
            <text:p>Legion of Skull - Brekolr 2</text:p>
          </table:table-cell>
          <table:table-cell table:number-columns-repeated="4"/>
        </table:table-row>
        <table:table-row table:style-name="ro1">
          <table:table-cell office:value-type="string">
            <text:p>Legion of Skull - Brekolr Scenique</text:p>
          </table:table-cell>
          <table:table-cell office:value-type="currency" office:currency="EUR" office:value="34">
            <text:p>34,00 €</text:p>
          </table:table-cell>
          <table:table-cell office:value-type="string">
            <text:p>50x50 mm</text:p>
          </table:table-cell>
          <table:table-cell office:value-type="string">
            <text:p>65 mm</text:p>
          </table:table-cell>
          <table:table-cell office:value-type="string">
            <text:p>Legion of Skull - Brekolr 1</text:p>
          </table:table-cell>
          <table:table-cell office:value-type="string">
            <text:p>Legion of Skull - Brekolr 2</text:p>
          </table:table-cell>
          <table:table-cell table:number-columns-repeated="4"/>
        </table:table-row>
        <table:table-row table:style-name="ro1">
          <table:table-cell office:value-type="string">
            <text:p>Legion of Skull - Cavalier Etat-Major</text:p>
          </table:table-cell>
          <table:table-cell office:value-type="currency" office:currency="EUR" office:value="30">
            <text:p>30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Legion of Skull - Cavalier Etat-Major 1</text:p>
          </table:table-cell>
          <table:table-cell office:value-type="string">
            <text:p>Legion of Skull - Cavalier Etat-Major 2</text:p>
          </table:table-cell>
          <table:table-cell office:value-type="string">
            <text:p>Legion of Skull - Cavalier Etat-Major 3</text:p>
          </table:table-cell>
          <table:table-cell table:number-columns-repeated="3"/>
        </table:table-row>
        <table:table-row table:style-name="ro1">
          <table:table-cell office:value-type="string">
            <text:p>Legion of Skull - Cavalier x5</text:p>
          </table:table-cell>
          <table:table-cell office:value-type="currency" office:currency="EUR" office:value="48">
            <text:p>48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Legion of Skull - Cavalier x5 1</text:p>
          </table:table-cell>
          <table:table-cell office:value-type="string">
            <text:p>Legion of Skull - Cavalier x5 2</text:p>
          </table:table-cell>
          <table:table-cell office:value-type="string">
            <text:p>Legion of Skull - Cavalier x5 3</text:p>
          </table:table-cell>
          <table:table-cell office:value-type="string">
            <text:p>Legion of Skull - Cavalier x5 4</text:p>
          </table:table-cell>
          <table:table-cell table:number-columns-repeated="2"/>
        </table:table-row>
        <table:table-row table:style-name="ro1">
          <table:table-cell office:value-type="string">
            <text:p>Legion of Skull - Chariot</text:p>
          </table:table-cell>
          <table:table-cell office:value-type="currency" office:currency="EUR" office:value="36">
            <text:p>36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Legion of Skull - Chariot 1</text:p>
          </table:table-cell>
          <table:table-cell office:value-type="string">
            <text:p>Legion of Skull - Chariot 2</text:p>
          </table:table-cell>
          <table:table-cell office:value-type="string">
            <text:p>Legion of Skull - Chariot 3</text:p>
          </table:table-cell>
          <table:table-cell office:value-type="string">
            <text:p>Legion of Skull - Chariot 4</text:p>
          </table:table-cell>
          <table:table-cell table:number-columns-repeated="2"/>
        </table:table-row>
        <table:table-row table:style-name="ro1">
          <table:table-cell office:value-type="string">
            <text:p>Legion of Skull - Elhag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Legion of Skull - Elhag 1</text:p>
          </table:table-cell>
          <table:table-cell office:value-type="string">
            <text:p>Legion of Skull - Elhag 2</text:p>
          </table:table-cell>
          <table:table-cell office:value-type="string">
            <text:p>Legion of Skull - Elhag 3</text:p>
          </table:table-cell>
          <table:table-cell office:value-type="string">
            <text:p>Legion of Skull - Elhag 4</text:p>
          </table:table-cell>
          <table:table-cell table:number-columns-repeated="2"/>
        </table:table-row>
        <table:table-row table:style-name="ro1">
          <table:table-cell office:value-type="string">
            <text:p>Legion of Skull - Hero Cavalier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Legion of Skull - Hero Cavalier 1</text:p>
          </table:table-cell>
          <table:table-cell office:value-type="string">
            <text:p>Legion of Skull - Hero Cavalier 2</text:p>
          </table:table-cell>
          <table:table-cell office:value-type="string">
            <text:p>Legion of Skull - Hero Cavalier 3</text:p>
          </table:table-cell>
          <table:table-cell table:number-columns-repeated="3"/>
        </table:table-row>
        <table:table-row table:style-name="ro1">
          <table:table-cell office:value-type="string">
            <text:p>Legion of Skull - Hero</text:p>
          </table:table-cell>
          <table:table-cell office:value-type="currency" office:currency="EUR" office:value="3.5">
            <text:p>3,5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Legion of Skull - Hero 1</text:p>
          </table:table-cell>
          <table:table-cell office:value-type="string">
            <text:p>Legion of Skull - Hero 2</text:p>
          </table:table-cell>
          <table:table-cell office:value-type="string">
            <text:p>Legion of Skull - Hero 3</text:p>
          </table:table-cell>
          <table:table-cell office:value-type="string">
            <text:p>Legion of Skull - Hero 4</text:p>
          </table:table-cell>
          <table:table-cell table:number-columns-repeated="2"/>
        </table:table-row>
        <table:table-row table:style-name="ro1">
          <table:table-cell office:value-type="string">
            <text:p>Legion of Skull - Infanterie Etat-Major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Legion of Skull - Infanterie Etat-Major 1</text:p>
          </table:table-cell>
          <table:table-cell office:value-type="string">
            <text:p>Legion of Skull - Infanterie Etat-Major 2</text:p>
          </table:table-cell>
          <table:table-cell office:value-type="string">
            <text:p>Legion of Skull - Infanterie Etat-Major 3</text:p>
          </table:table-cell>
          <table:table-cell office:value-type="string">
            <text:p>Legion of Skull - Infanterie Etat-Major 4</text:p>
          </table:table-cell>
          <table:table-cell table:number-columns-repeated="2"/>
        </table:table-row>
        <table:table-row table:style-name="ro1">
          <table:table-cell office:value-type="string">
            <text:p>Legion of Skull - Infanterie x10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Legion of Skull - Infanterie x10 1</text:p>
          </table:table-cell>
          <table:table-cell office:value-type="string">
            <text:p>Legion of Skull - Infanterie x10 2</text:p>
          </table:table-cell>
          <table:table-cell office:value-type="string">
            <text:p>Legion of Skull - Infanterie x10 3</text:p>
          </table:table-cell>
          <table:table-cell office:value-type="string">
            <text:p>Legion of Skull - Infanterie x10 4</text:p>
          </table:table-cell>
          <table:table-cell table:number-columns-repeated="2"/>
        </table:table-row>
        <table:table-row table:style-name="ro1">
          <table:table-cell office:value-type="string">
            <text:p>Legion of Skull - Lord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Legion of Skull - Lord 1</text:p>
          </table:table-cell>
          <table:table-cell office:value-type="string">
            <text:p>Legion of Skull - Lord 2</text:p>
          </table:table-cell>
          <table:table-cell table:number-columns-repeated="4"/>
        </table:table-row>
        <table:table-row table:style-name="ro1">
          <table:table-cell office:value-type="string">
            <text:p>Legion of Skull - Lord Scenique</text:p>
          </table:table-cell>
          <table:table-cell office:value-type="currency" office:currency="EUR" office:value="45">
            <text:p>45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Legion of Skull - Lord 1</text:p>
          </table:table-cell>
          <table:table-cell office:value-type="string">
            <text:p>Legion of Skull - Lord 2</text:p>
          </table:table-cell>
          <table:table-cell table:number-columns-repeated="4"/>
        </table:table-row>
        <table:table-row table:style-name="ro1">
          <table:table-cell office:value-type="string">
            <text:p>Legion of Skull - Lord with wing</text:p>
          </table:table-cell>
          <table:table-cell office:value-type="currency" office:currency="EUR" office:value="45">
            <text:p>45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Legion of Skull - Lord 1</text:p>
          </table:table-cell>
          <table:table-cell office:value-type="string">
            <text:p>Legion of Skull - Lord 2</text:p>
          </table:table-cell>
          <table:table-cell table:number-columns-repeated="4"/>
        </table:table-row>
        <table:table-row table:style-name="ro1">
          <table:table-cell office:value-type="string">
            <text:p>Legion of Skull - Lord with wing Scenique</text:p>
          </table:table-cell>
          <table:table-cell office:value-type="currency" office:currency="EUR" office:value="50">
            <text:p>50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Legion of Skull - Lord 1</text:p>
          </table:table-cell>
          <table:table-cell office:value-type="string">
            <text:p>Legion of Skull - Lord 2</text:p>
          </table:table-cell>
          <table:table-cell table:number-columns-repeated="4"/>
        </table:table-row>
        <table:table-row table:style-name="ro1">
          <table:table-cell office:value-type="string">
            <text:p>Nukuja Warriors - Chosen Etat-Major</text:p>
          </table:table-cell>
          <table:table-cell office:value-type="currency" office:currency="EUR" office:value="12">
            <text:p>12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Nukuja Warriors - Chosen Etat-Major 1</text:p>
          </table:table-cell>
          <table:table-cell table:number-columns-repeated="5"/>
        </table:table-row>
        <table:table-row table:style-name="ro1">
          <table:table-cell office:value-type="string">
            <text:p>Nukuja Warriors - Chosen x10</text:p>
          </table:table-cell>
          <table:table-cell office:value-type="currency" office:currency="EUR" office:value="29">
            <text:p>29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Nukuja Warriors - Chosen x10 1</text:p>
          </table:table-cell>
          <table:table-cell office:value-type="string">
            <text:p>Nukuja Warriors - Chosen x10 2</text:p>
          </table:table-cell>
          <table:table-cell table:number-columns-repeated="4"/>
        </table:table-row>
        <table:table-row table:style-name="ro1">
          <table:table-cell office:value-type="string">
            <text:p>Nukuja Warriors - Exalted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50x50 mm</text:p>
          </table:table-cell>
          <table:table-cell office:value-type="string">
            <text:p>65 mm</text:p>
          </table:table-cell>
          <table:table-cell office:value-type="string">
            <text:p>Nukuja Warriors - Exalted 1</text:p>
          </table:table-cell>
          <table:table-cell office:value-type="string">
            <text:p>Nukuja Warriors - Exalted 2</text:p>
          </table:table-cell>
          <table:table-cell office:value-type="string">
            <text:p>Nukuja Warriors - Exalted 3</text:p>
          </table:table-cell>
          <table:table-cell office:value-type="string">
            <text:p>Nukuja Warriors - Exalted 4</text:p>
          </table:table-cell>
          <table:table-cell table:number-columns-repeated="2"/>
        </table:table-row>
        <table:table-row table:style-name="ro1">
          <table:table-cell office:value-type="string">
            <text:p>Nukuja Warriors - Hero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Nukuja Warriors - Hero 1</text:p>
          </table:table-cell>
          <table:table-cell office:value-type="string">
            <text:p>Nukuja Warriors - Hero 2</text:p>
          </table:table-cell>
          <table:table-cell office:value-type="string">
            <text:p>Nukuja Warriors - Hero 3</text:p>
          </table:table-cell>
          <table:table-cell office:value-type="string">
            <text:p>Nukuja Warriors - Hero 4</text:p>
          </table:table-cell>
          <table:table-cell table:number-columns-repeated="2"/>
        </table:table-row>
        <table:table-row table:style-name="ro1">
          <table:table-cell office:value-type="string">
            <text:p>Nukuja Warriors - Sorceress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Nukuja Warriors - Sorceress 1</text:p>
          </table:table-cell>
          <table:table-cell office:value-type="string">
            <text:p>Nukuja Warriors - Sorceress 2</text:p>
          </table:table-cell>
          <table:table-cell table:number-columns-repeated="4"/>
        </table:table-row>
        <table:table-row table:style-name="ro1">
          <table:table-cell office:value-type="string">
            <text:p>Rotten Host - 3reyes</text:p>
          </table:table-cell>
          <table:table-cell office:value-type="currency" office:currency="EUR" office:value="45">
            <text:p>45,00 €</text:p>
          </table:table-cell>
          <table:table-cell/>
          <table:table-cell office:value-type="string">
            <text:p>130 mm</text:p>
          </table:table-cell>
          <table:table-cell office:value-type="string">
            <text:p>Rotten Host - 3reyes 1</text:p>
          </table:table-cell>
          <table:table-cell table:number-columns-repeated="5"/>
        </table:table-row>
        <table:table-row table:style-name="ro1">
          <table:table-cell office:value-type="string">
            <text:p>Rotten Host - Cavalier Etat-Major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Rotten Host - Cavalier Etat-Major 1</text:p>
          </table:table-cell>
          <table:table-cell office:value-type="string">
            <text:p>Rotten Host - Cavalier Etat-Major 2</text:p>
          </table:table-cell>
          <table:table-cell office:value-type="string">
            <text:p>Rotten Host - Cavalier Etat-Major 3</text:p>
          </table:table-cell>
          <table:table-cell office:value-type="string">
            <text:p>Rotten Host - Cavalier Etat-Major 4</text:p>
          </table:table-cell>
          <table:table-cell table:number-columns-repeated="2"/>
        </table:table-row>
        <table:table-row table:style-name="ro1">
          <table:table-cell office:value-type="string">
            <text:p>Rotten Host - Cavalier x5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Rotten Host - Cavalier x5 1</text:p>
          </table:table-cell>
          <table:table-cell office:value-type="string">
            <text:p>Rotten Host - Cavalier x5 2</text:p>
          </table:table-cell>
          <table:table-cell office:value-type="string">
            <text:p>Rotten Host - Cavalier x5 3</text:p>
          </table:table-cell>
          <table:table-cell office:value-type="string">
            <text:p>Rotten Host - Cavalier x5 4</text:p>
          </table:table-cell>
          <table:table-cell table:number-columns-repeated="2"/>
        </table:table-row>
        <table:table-row table:style-name="ro1">
          <table:table-cell office:value-type="string">
            <text:p>Rotten Host - Etat-Major</text:p>
          </table:table-cell>
          <table:table-cell office:value-type="currency" office:currency="EUR" office:value="11">
            <text:p>11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Rotten Host - Etat-Major 1</text:p>
          </table:table-cell>
          <table:table-cell office:value-type="string">
            <text:p>Rotten Host - Etat-Major 2</text:p>
          </table:table-cell>
          <table:table-cell office:value-type="string">
            <text:p>Rotten Host - Etat-Major 3</text:p>
          </table:table-cell>
          <table:table-cell office:value-type="string">
            <text:p>Rotten Host - Etat-Major 4</text:p>
          </table:table-cell>
          <table:table-cell table:number-columns-repeated="2"/>
        </table:table-row>
        <table:table-row table:style-name="ro1">
          <table:table-cell office:value-type="string">
            <text:p>Rotten Host - Hero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Rotten Host - Hero 1</text:p>
          </table:table-cell>
          <table:table-cell office:value-type="string">
            <text:p>Rotten Host - Hero 2</text:p>
          </table:table-cell>
          <table:table-cell office:value-type="string">
            <text:p>Rotten Host - Hero 3</text:p>
          </table:table-cell>
          <table:table-cell office:value-type="string">
            <text:p>Rotten Host - Hero 4</text:p>
          </table:table-cell>
          <table:table-cell table:number-columns-repeated="2"/>
        </table:table-row>
        <table:table-row table:style-name="ro1">
          <table:table-cell office:value-type="string">
            <text:p>Rotten Host - Klous</text:p>
          </table:table-cell>
          <table:table-cell office:value-type="currency" office:currency="EUR" office:value="35">
            <text:p>35,00 €</text:p>
          </table:table-cell>
          <table:table-cell office:value-type="string">
            <text:p>100x150 mm</text:p>
          </table:table-cell>
          <table:table-cell office:value-type="string">
            <text:p>110x75 mm</text:p>
          </table:table-cell>
          <table:table-cell office:value-type="string">
            <text:p>Rotten Host - Klous 1</text:p>
          </table:table-cell>
          <table:table-cell office:value-type="string">
            <text:p>Rotten Host - Klous 2</text:p>
          </table:table-cell>
          <table:table-cell table:number-columns-repeated="4"/>
        </table:table-row>
        <table:table-row table:style-name="ro1">
          <table:table-cell office:value-type="string">
            <text:p>Rotten Host - Klous Scenique</text:p>
          </table:table-cell>
          <table:table-cell office:value-type="currency" office:currency="EUR" office:value="42">
            <text:p>42,00 €</text:p>
          </table:table-cell>
          <table:table-cell office:value-type="string">
            <text:p>100x150 mm</text:p>
          </table:table-cell>
          <table:table-cell office:value-type="string">
            <text:p>110x75 mm</text:p>
          </table:table-cell>
          <table:table-cell office:value-type="string">
            <text:p>Rotten Host - Klous 1</text:p>
          </table:table-cell>
          <table:table-cell office:value-type="string">
            <text:p>Rotten Host - Klous 2</text:p>
          </table:table-cell>
          <table:table-cell table:number-columns-repeated="4"/>
        </table:table-row>
        <table:table-row table:style-name="ro1">
          <table:table-cell office:value-type="string">
            <text:p>Rotten Host - Prince Demon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50x50 mm</text:p>
          </table:table-cell>
          <table:table-cell office:value-type="string">
            <text:p>65 mm</text:p>
          </table:table-cell>
          <table:table-cell office:value-type="string">
            <text:p>Rotten Host - Prince Demon 1</text:p>
          </table:table-cell>
          <table:table-cell office:value-type="string">
            <text:p>Rotten Host - Prince Demon 2</text:p>
          </table:table-cell>
          <table:table-cell office:value-type="string">
            <text:p>Rotten Host - Prince Demon 3</text:p>
          </table:table-cell>
          <table:table-cell table:number-columns-repeated="3"/>
        </table:table-row>
        <table:table-row table:style-name="ro1">
          <table:table-cell office:value-type="string">
            <text:p>Rotten Host - Regiment x10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Rotten Host - Regiment x10 1</text:p>
          </table:table-cell>
          <table:table-cell office:value-type="string">
            <text:p>Rotten Host - Regiment x10 2</text:p>
          </table:table-cell>
          <table:table-cell office:value-type="string">
            <text:p>Rotten Host - Regiment x10 3</text:p>
          </table:table-cell>
          <table:table-cell office:value-type="string">
            <text:p>Rotten Host - Regiment x10 4</text:p>
          </table:table-cell>
          <table:table-cell table:number-columns-repeated="2"/>
        </table:table-row>
        <table:table-row table:style-name="ro1">
          <table:table-cell office:value-type="string">
            <text:p>Rotten Host - Volnir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50x75 mm</text:p>
          </table:table-cell>
          <table:table-cell office:value-type="string">
            <text:p>90x52 mm</text:p>
          </table:table-cell>
          <table:table-cell office:value-type="string">
            <text:p>Rotten Host - Volnir 1</text:p>
          </table:table-cell>
          <table:table-cell office:value-type="string">
            <text:p>Rotten Host - Volnir 2</text:p>
          </table:table-cell>
          <table:table-cell office:value-type="string">
            <text:p>Rotten Host - Volnir 3</text:p>
          </table:table-cell>
          <table:table-cell office:value-type="string">
            <text:p>Rotten Host - Volnir 4</text:p>
          </table:table-cell>
          <table:table-cell table:number-columns-repeated="2"/>
        </table:table-row>
        <table:table-row table:style-name="ro1">
          <table:table-cell office:value-type="string">
            <text:p>Rotten Host - Wolfs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Rotten Host - Wolfs 1</text:p>
          </table:table-cell>
          <table:table-cell table:number-columns-repeated="5"/>
        </table:table-row>
        <table:table-row table:style-name="ro1">
          <table:table-cell office:value-type="string">
            <text:p>Sons of Depravation - Eidrian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Sons of Depravation - Eidrian 1</text:p>
          </table:table-cell>
          <table:table-cell office:value-type="string">
            <text:p>Sons of Depravation - Eidrian 2</text:p>
          </table:table-cell>
          <table:table-cell table:number-columns-repeated="4"/>
        </table:table-row>
        <table:table-row table:style-name="ro1">
          <table:table-cell office:value-type="string">
            <text:p>Sons of Depravation - Eidrian Scenique</text:p>
          </table:table-cell>
          <table:table-cell office:value-type="currency" office:currency="EUR" office:value="15">
            <text:p>15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Sons of Depravation - Eidrian 1</text:p>
          </table:table-cell>
          <table:table-cell office:value-type="string">
            <text:p>Sons of Depravation - Eidrian 2</text:p>
          </table:table-cell>
          <table:table-cell table:number-columns-repeated="4"/>
        </table:table-row>
        <table:table-row table:style-name="ro1">
          <table:table-cell office:value-type="string">
            <text:p>Sons of Depravation - Heroine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Sons of Depravation - Heroine 1</text:p>
          </table:table-cell>
          <table:table-cell office:value-type="string">
            <text:p>Sons of Depravation - Heroine 2</text:p>
          </table:table-cell>
          <table:table-cell office:value-type="string">
            <text:p>Sons of Depravation - Heroine 3</text:p>
          </table:table-cell>
          <table:table-cell table:number-columns-repeated="3"/>
        </table:table-row>
        <table:table-row table:style-name="ro1">
          <table:table-cell office:value-type="string">
            <text:p>Sons of Depravation - Infanterie Etat-Major</text:p>
          </table:table-cell>
          <table:table-cell office:value-type="currency" office:currency="EUR" office:value="11">
            <text:p>11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Sons of Depravation - Infanterie Etat-Major 1</text:p>
          </table:table-cell>
          <table:table-cell office:value-type="string">
            <text:p>Sons of Depravation - Infanterie Etat-Major 2</text:p>
          </table:table-cell>
          <table:table-cell table:number-columns-repeated="4"/>
        </table:table-row>
        <table:table-row table:style-name="ro1">
          <table:table-cell office:value-type="string">
            <text:p>Sons of Depravation - Knights Etat-Major</text:p>
          </table:table-cell>
          <table:table-cell office:value-type="currency" office:currency="EUR" office:value="29">
            <text:p>29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Sons of Depravation - Knights Etat-Major 1</text:p>
          </table:table-cell>
          <table:table-cell table:number-columns-repeated="5"/>
        </table:table-row>
        <table:table-row table:style-name="ro1">
          <table:table-cell office:value-type="string">
            <text:p>Sons of Depravation - Knights x5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Sons of Depravation - Knights x5 1</text:p>
          </table:table-cell>
          <table:table-cell table:number-columns-repeated="5"/>
        </table:table-row>
        <table:table-row table:style-name="ro1">
          <table:table-cell office:value-type="string">
            <text:p>Sons of Depravation - Princx</text:p>
          </table:table-cell>
          <table:table-cell office:value-type="currency" office:currency="EUR" office:value="11">
            <text:p>11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Sons of Depravation - Princx 1</text:p>
          </table:table-cell>
          <table:table-cell office:value-type="string">
            <text:p>Sons of Depravation - Princx 2</text:p>
          </table:table-cell>
          <table:table-cell table:number-columns-repeated="4"/>
        </table:table-row>
        <table:table-row table:style-name="ro1">
          <table:table-cell office:value-type="string">
            <text:p>Sons of Depravation - Princx Scenique</text:p>
          </table:table-cell>
          <table:table-cell office:value-type="currency" office:currency="EUR" office:value="18">
            <text:p>18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Sons of Depravation - Princx 1</text:p>
          </table:table-cell>
          <table:table-cell office:value-type="string">
            <text:p>Sons of Depravation - Princx 2</text:p>
          </table:table-cell>
          <table:table-cell table:number-columns-repeated="4"/>
        </table:table-row>
        <table:table-row table:style-name="ro1">
          <table:table-cell office:value-type="string">
            <text:p>Sons of Depravation - Regiment x10</text:p>
          </table:table-cell>
          <table:table-cell office:value-type="currency" office:currency="EUR" office:value="22">
            <text:p>22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Sons of Depravation - Regiment x10 1</text:p>
          </table:table-cell>
          <table:table-cell office:value-type="string">
            <text:p>Sons of Depravation - Regiment x10 2</text:p>
          </table:table-cell>
          <table:table-cell table:number-columns-repeated="4"/>
        </table:table-row>
        <table:table-row table:style-name="ro1">
          <table:table-cell office:value-type="string">
            <text:p>Sons of Depravation - Sorceress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Sons of Depravation - Sorceress 1</text:p>
          </table:table-cell>
          <table:table-cell table:number-columns-repeated="5"/>
        </table:table-row>
        <table:table-row table:style-name="ro1">
          <table:table-cell office:value-type="string">
            <text:p>Sons of Depravation - Worm Hero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Sons of Depravation - Worm Hero 1</text:p>
          </table:table-cell>
          <table:table-cell table:number-columns-repeated="5"/>
        </table:table-row>
        <table:table-row table:style-name="ro1">
          <table:table-cell office:value-type="string">
            <text:p>Sons of Depravation - Worms x3</text:p>
          </table:table-cell>
          <table:table-cell office:value-type="currency" office:currency="EUR" office:value="30">
            <text:p>30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Sons of Depravation - Worms x3 1</text:p>
          </table:table-cell>
          <table:table-cell table:number-columns-repeated="5"/>
        </table:table-row>
        <table:table-row table:style-name="ro1">
          <table:table-cell office:value-type="string">
            <text:p>Transfiguration Forces - BigSpawn</text:p>
          </table:table-cell>
          <table:table-cell office:value-type="currency" office:currency="EUR" office:value="60">
            <text:p>60,00 €</text:p>
          </table:table-cell>
          <table:table-cell office:value-type="string">
            <text:p>100x150 mm</text:p>
          </table:table-cell>
          <table:table-cell office:value-type="string">
            <text:p>130 mm</text:p>
          </table:table-cell>
          <table:table-cell office:value-type="string">
            <text:p>Transfiguration Forces - BigSpawn 1</text:p>
          </table:table-cell>
          <table:table-cell table:number-columns-repeated="5"/>
        </table:table-row>
        <table:table-row table:style-name="ro1">
          <table:table-cell office:value-type="string">
            <text:p>Transfiguration Forces - Hero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Transfiguration Forces - Hero 1</text:p>
          </table:table-cell>
          <table:table-cell table:number-columns-repeated="5"/>
        </table:table-row>
        <table:table-row table:style-name="ro1">
          <table:table-cell office:value-type="string">
            <text:p>Transfiguration Forces - Hero Scenique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Transfiguration Forces - Hero 1</text:p>
          </table:table-cell>
          <table:table-cell table:number-columns-repeated="5"/>
        </table:table-row>
        <table:table-row table:style-name="ro1">
          <table:table-cell office:value-type="string">
            <text:p>Transfiguration Forces - Infanterie Etat-Major alt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Transfiguration Forces - Infanterie Etat-Major alt 1</text:p>
          </table:table-cell>
          <table:table-cell table:number-columns-repeated="5"/>
        </table:table-row>
        <table:table-row table:style-name="ro1">
          <table:table-cell office:value-type="string">
            <text:p>Transfiguration Forces - Infanterie Etat-Major</text:p>
          </table:table-cell>
          <table:table-cell office:value-type="currency" office:currency="EUR" office:value="11">
            <text:p>11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Transfiguration Forces - Infanterie Etat-Major 1</text:p>
          </table:table-cell>
          <table:table-cell office:value-type="string">
            <text:p>Transfiguration Forces - Infanterie Etat-Major 2</text:p>
          </table:table-cell>
          <table:table-cell table:number-columns-repeated="4"/>
        </table:table-row>
        <table:table-row table:style-name="ro1">
          <table:table-cell office:value-type="string">
            <text:p>Transfiguration Forces - Infanterie x10 alt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Transfiguration Forces - Regiment x10 alt 1</text:p>
          </table:table-cell>
          <table:table-cell office:value-type="string">
            <text:p>Transfiguration Forces - Regiment x10 alt 2</text:p>
          </table:table-cell>
          <table:table-cell table:number-columns-repeated="4"/>
        </table:table-row>
        <table:table-row table:style-name="ro1">
          <table:table-cell office:value-type="string">
            <text:p>Transfiguration Forces - Sorceresson</text:p>
          </table:table-cell>
          <table:table-cell office:value-type="currency" office:currency="EUR" office:value="7">
            <text:p>7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Transfiguration Forces - Sorceresson 1</text:p>
          </table:table-cell>
          <table:table-cell office:value-type="string">
            <text:p>Transfiguration Forces - Sorceresson 2</text:p>
          </table:table-cell>
          <table:table-cell office:value-type="string">
            <text:p>Transfiguration Forces - Sorceresson 3</text:p>
          </table:table-cell>
          <table:table-cell table:number-columns-repeated="3"/>
        </table:table-row>
        <table:table-row table:style-name="ro1">
          <table:table-cell office:value-type="string">
            <text:p>Transfiguration Forces - Sorceresson Scenique</text:p>
          </table:table-cell>
          <table:table-cell office:value-type="currency" office:currency="EUR" office:value="11">
            <text:p>11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Transfiguration Forces - Sorceresson 1</text:p>
          </table:table-cell>
          <table:table-cell office:value-type="string">
            <text:p>Transfiguration Forces - Sorceresson 2</text:p>
          </table:table-cell>
          <table:table-cell office:value-type="string">
            <text:p>Transfiguration Forces - Sorceresson 3</text:p>
          </table:table-cell>
          <table:table-cell table:number-columns-repeated="3"/>
        </table:table-row>
        <table:table-row table:style-name="ro1">
          <table:table-cell office:value-type="string">
            <text:p>Transfiguration Forces - Spawns x3</text:p>
          </table:table-cell>
          <table:table-cell office:value-type="currency" office:currency="EUR" office:value="22">
            <text:p>22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Transfiguration Forces - Spawns x3 1</text:p>
          </table:table-cell>
          <table:table-cell table:number-columns-repeated="5"/>
        </table:table-row>
        <table:table-row table:style-name="ro1">
          <table:table-cell office:value-type="string">
            <text:p>Transfiguration Forces - SupremeSorcerer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Transfiguration Forces - SupremeSorcerer 1</text:p>
          </table:table-cell>
          <table:table-cell office:value-type="string">
            <text:p>Transfiguration Forces - SupremeSorcerer 2</text:p>
          </table:table-cell>
          <table:table-cell office:value-type="string">
            <text:p>Transfiguration Forces - SupremeSorcerer 3</text:p>
          </table:table-cell>
          <table:table-cell table:number-columns-repeated="3"/>
        </table:table-row>
        <table:table-row table:style-name="ro1">
          <table:table-cell office:value-type="string">
            <text:p>Transfiguration Forces - SupremeSorcerer Scenique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Transfiguration Forces - SupremeSorcerer 1</text:p>
          </table:table-cell>
          <table:table-cell office:value-type="string">
            <text:p>Transfiguration Forces - SupremeSorcerer 2</text:p>
          </table:table-cell>
          <table:table-cell office:value-type="string">
            <text:p>Transfiguration Forces - SupremeSorcerer 3</text:p>
          </table:table-cell>
          <table:table-cell table:number-columns-repeated="3"/>
        </table:table-row>
        <table:table-row table:style-name="ro1">
          <table:table-cell office:value-type="string">
            <text:p>Warrior of the Dark god - Infanterie Hero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Warrior of the Dark god - Infanterie Hero 1</text:p>
          </table:table-cell>
          <table:table-cell office:value-type="string">
            <text:p>Warrior of the Dark god - Infanterie Hero 2</text:p>
          </table:table-cell>
          <table:table-cell table:number-columns-repeated="4"/>
        </table:table-row>
        <table:table-row table:style-name="ro1">
          <table:table-cell office:value-type="string">
            <text:p>Warriors of the Dark God - Ancient Feldrak</text:p>
          </table:table-cell>
          <table:table-cell office:value-type="currency" office:currency="EUR" office:value="54">
            <text:p>54,00 €</text:p>
          </table:table-cell>
          <table:table-cell office:value-type="string">
            <text:p>75x100 mm</text:p>
          </table:table-cell>
          <table:table-cell office:value-type="string">
            <text:p>120x92 mm</text:p>
          </table:table-cell>
          <table:table-cell office:value-type="string">
            <text:p>Warriors of the Dark God - Ancient Feldrak 1</text:p>
          </table:table-cell>
          <table:table-cell office:value-type="string">
            <text:p>Warriors of the Dark God - Ancient Feldrak 2</text:p>
          </table:table-cell>
          <table:table-cell office:value-type="string">
            <text:p>Warriors of the Dark God - Ancient Feldrak 3</text:p>
          </table:table-cell>
          <table:table-cell office:value-type="string">
            <text:p>Warriors of the Dark God - Ancient Feldrak 4</text:p>
          </table:table-cell>
          <table:table-cell table:number-columns-repeated="2"/>
        </table:table-row>
        <table:table-row table:style-name="ro1">
          <table:table-cell office:value-type="string">
            <text:p>Warriors of the Dark God - Forsworn - Etat-Major</text:p>
          </table:table-cell>
          <table:table-cell office:value-type="currency" office:currency="EUR" office:value="23">
            <text:p>23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arriors of the Dark God - Forsworn - Etat-Major 1</text:p>
          </table:table-cell>
          <table:table-cell office:value-type="string">
            <text:p>Warriors of the Dark God - Forsworn - Etat-Major 2</text:p>
          </table:table-cell>
          <table:table-cell table:number-columns-repeated="4"/>
        </table:table-row>
        <table:table-row table:style-name="ro1">
          <table:table-cell office:value-type="string">
            <text:p>Warriors of the Dark God - Forsworn x3</text:p>
          </table:table-cell>
          <table:table-cell office:value-type="currency" office:currency="EUR" office:value="21">
            <text:p>21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arriors of the Dark God - Forsworn x3 1</text:p>
          </table:table-cell>
          <table:table-cell office:value-type="string">
            <text:p>Warriors of the Dark God - Forsworn x3 2</text:p>
          </table:table-cell>
          <table:table-cell table:number-columns-repeated="4"/>
        </table:table-row>
        <table:table-row table:style-name="ro1">
          <table:table-cell office:value-type="string">
            <text:p>Warriors of the Dark God - Infanterie Etat-Major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Warriors of the Dark God - Infanterie Etat-Major 1</text:p>
          </table:table-cell>
          <table:table-cell office:value-type="string">
            <text:p>Warriors of the Dark God - Infanterie Etat-Major 2</text:p>
          </table:table-cell>
          <table:table-cell table:number-columns-repeated="4"/>
        </table:table-row>
        <table:table-row table:style-name="ro1">
          <table:table-cell office:value-type="string">
            <text:p>Warriors of the Dark God - Infanterie Regiment x10</text:p>
          </table:table-cell>
          <table:table-cell office:value-type="currency" office:currency="EUR" office:value="17">
            <text:p>17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Warriors of the Dark God - Infanterie Regiment x10 1</text:p>
          </table:table-cell>
          <table:table-cell office:value-type="string">
            <text:p>Warriors of the Dark God - Infanterie Regiment x10 2</text:p>
          </table:table-cell>
          <table:table-cell table:number-columns-repeated="4"/>
        </table:table-row>
        <table:table-row table:style-name="ro1">
          <table:table-cell office:value-type="string">
            <text:p>Warriors of the Dark God - Werebears - Etat-Major</text:p>
          </table:table-cell>
          <table:table-cell office:value-type="currency" office:currency="EUR" office:value="23">
            <text:p>23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arriors of the Dark God - Werebears - Etat-Major 1</text:p>
          </table:table-cell>
          <table:table-cell office:value-type="string">
            <text:p>Warriors of the Dark God - Werebears - Etat-Major 2</text:p>
          </table:table-cell>
          <table:table-cell table:number-columns-repeated="4"/>
        </table:table-row>
        <table:table-row table:style-name="ro1">
          <table:table-cell office:value-type="string">
            <text:p>Warriors of the Dark God - Werebears x3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arriors of the Dark God - Werebears x3 1</text:p>
          </table:table-cell>
          <table:table-cell office:value-type="string">
            <text:p>Warriors of the Dark God - Werebears x3 2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5">15/07/2025</text:date>, <text:time>15:1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5T15:12:47.02</dc:date>
    <dc:creator>Ycham BOUNOUAR</dc:creator>
    <meta:editing-duration>PT24M32S</meta:editing-duration>
    <meta:editing-cycles>3</meta:editing-cycles>
    <meta:document-statistic meta:table-count="1" meta:cell-count="471" meta:object-count="0"/>
  </office:meta>
</office:document-meta>
</file>